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b5cea8"/>
    </style:style>
    <style:style style:name="T2" style:family="text">
      <style:text-properties fo:color="#9cdcfe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c586c0"/>
    </style:style>
    <style:style style:name="T6" style:family="text">
      <style:text-properties fo:color="#569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for</text:span> i <text:span text:style-name="T6">in</text:span> <text:span text:style-name="T3">range</text:span>(data_num):</text:p>
      <text:p text:style-name="P1">volume_list = []</text:p>
      <text:p text:style-name="P1">volume_name_list = []</text:p>
      <text:p text:style-name="P1"><text:span text:style-name="T5">for</text:span> mod_idx, modality_postfix <text:span text:style-name="T6">in</text:span> <text:span text:style-name="T3">enumerate</text:span>(<text:span text:style-name="T6">self</text:span>.modality_postfix):</text:p>
      <text:p text:style-name="P1">volume, volume_name = <text:span text:style-name="T6">self</text:span>.__load_one_volume(<text:span text:style-name="T6">self</text:span>.patient_names[i], modality_postfix)</text:p>
      <text:p text:style-name="P1"><text:span text:style-name="T3">print</text:span>(<text:span text:style-name="T4">"volume shape: "</text:span>, volume.shape) </text:p>
      <text:p text:style-name="P1">volume_list.append(volume) </text:p>
      <text:p text:style-name="P1">volume_name_list.append(volume_name)</text:p>
      <text:p text:style-name="P2"/>
      <text:p text:style-name="P1">mod_volumes = np.stack((volume_list[<text:span text:style-name="T1">0</text:span>],volume_list[<text:span text:style-name="T1">1</text:span>],volume_list[<text:span text:style-name="T1">2</text:span>],volume_list[<text:span text:style-name="T1">3</text:span>]),axis_1)</text:p>
      <text:p text:style-name="P1"><text:span text:style-name="T3">print</text:span>()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09:17.717458638</meta:creation-date>
    <dc:date>2018-11-06T19:51:51.226958803</dc:date>
    <meta:editing-duration>PT2H32M23S</meta:editing-duration>
    <meta:editing-cycles>1</meta:editing-cycles>
    <meta:document-statistic meta:table-count="0" meta:image-count="0" meta:object-count="0" meta:page-count="1" meta:paragraph-count="10" meta:word-count="30" meta:character-count="413" meta:non-whitespace-character-count="391"/>
    <meta:generator>LibreOffice/6.0.6.2$Linux_X86_64 LibreOffice_project/00m0$Build-2</meta:generator>
  </office:meta>
</office:document-meta>
</file>